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lan2Executor.getProcVersion( String classNameImp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alan2Executor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alan2Executor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